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ho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zomb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trad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gobli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ogr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agic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pel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5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inotau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 calcext:value-type="string">
            <text:p>pain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impactspl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monst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Ghost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yelling 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00/00/00</text:date>, <text:time style:data-style-name="N2" text:time-value="10:27:50.872543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27T10:28:59.076822744</dc:date>
    <meta:editing-duration>P1DT1H10M38S</meta:editing-duration>
    <meta:editing-cycles>31</meta:editing-cycles>
    <meta:document-statistic meta:table-count="1" meta:cell-count="305" meta:object-count="0"/>
  </office:meta>
</office:document-meta>
</file>